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draw:shadow="visible"/>
    </style:style>
    <style:style style:name="gr2" style:family="graphic" style:parent-style-name="standard">
      <style:graphic-properties svg:stroke-color="#000000" draw:marker-end-width="0.254cm" draw:textarea-horizontal-align="justify" draw:textarea-vertical-align="middle" draw:auto-grow-height="false" draw:shadow="visible"/>
    </style:style>
    <style:style style:name="gr3" style:family="graphic" style:parent-style-name="standard">
      <style:graphic-properties svg:stroke-color="#000000" draw:marker-end="Arrowheads_20_1" draw:marker-end-width="0.254cm" draw:textarea-vertical-align="middle" draw:shadow="hidden"/>
    </style:style>
    <style:style style:name="gr4" style:family="graphic" style:parent-style-name="objectwithoutfill">
      <style:graphic-properties svg:stroke-color="#000000" draw:marker-end="Arrow" draw:marker-end-width="0.254cm" draw:fill="solid" draw:fill-color="#ffffff" draw:textarea-vertical-align="middle" draw:shadow="hidden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1" xml:id="id1" draw:id="id1" draw:layer="layout" svg:width="7.62cm" svg:height="2.032cm" svg:x="0.254cm" svg:y="2.54cm">
          <text:p text:style-name="P1">expr_32165 : Expression</text:p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8.382cm" svg:height="2.286cm" svg:x="8.382cm" svg:y="5.08cm">
          <text:p text:style-name="P1">arg_32167 : ElementValu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5" draw:id="id5" draw:layer="layout" svg:width="6.648cm" svg:height="2.152cm" svg:x="19.558cm" svg:y="6.858cm">
          <text:p text:style-name="P1">op_ev_31835</text:p>
          <text:p text:style-name="P1">GreaterThanEq</text:p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8.382cm" svg:height="2.286cm" svg:x="13.97cm" svg:y="12.192cm">
          <text:p text:style-name="P1">arg_ev_38307 : Property<text:line-break/>durVal</text:p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8.89cm" svg:height="2.286cm" svg:x="1.524cm" svg:y="14.478cm">
          <text:p text:style-name="P1">arg_ev_33001 : Property</text:p>
          <text:p text:style-name="P1">init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8.636cm" svg:height="2.032cm" svg:x="17.018cm" svg:y="2.54cm">
          <text:p text:style-name="P1">op_32166: ElementValue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9.144cm" svg:height="2.032cm" svg:x="1.016cm" svg:y="8.128cm">
          <text:p text:style-name="P1">arg_32168 : ElementValue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7.874cm" svg:y1="3.556cm" svg:x2="17.018cm" svg:y2="3.556cm" draw:start-shape="id1" draw:start-glue-point="1" draw:end-shape="id2" draw:end-glue-point="3" svg:d="m7874 3556h9144">
          <text:p text:style-name="P1">operand</text:p>
        </draw:connector>
        <draw:connector draw:style-name="gr3" draw:text-style-name="P1" draw:layer="layout" svg:x1="4.064cm" svg:y1="4.572cm" svg:x2="5.588cm" svg:y2="8.128cm" draw:start-shape="id1" draw:start-glue-point="2" draw:end-shape="id3" draw:end-glue-point="0" svg:d="m4064 4572v1878h1524v1678">
          <text:p text:style-name="P1">operand</text:p>
        </draw:connector>
        <draw:connector draw:style-name="gr3" draw:text-style-name="P1" draw:layer="layout" svg:x1="7.874cm" svg:y1="3.556cm" svg:x2="12.573cm" svg:y2="5.08cm" draw:start-shape="id1" draw:start-glue-point="1" draw:end-shape="id4" draw:end-glue-point="0" svg:d="m7874 3556h4699v1524">
          <text:p text:style-name="P1">operand</text:p>
        </draw:connector>
        <draw:connector draw:style-name="gr3" draw:text-style-name="P1" draw:layer="layout" svg:x1="21.336cm" svg:y1="4.572cm" svg:x2="22.882cm" svg:y2="6.858cm" draw:start-shape="id2" draw:start-glue-point="2" draw:end-shape="id5" svg:d="m21336 4572v1243h1546v1043">
          <text:p text:style-name="P1">elementValueOfElement</text:p>
        </draw:connector>
        <draw:connector draw:name="elementValueOfElement" draw:style-name="gr3" draw:text-style-name="P1" draw:layer="layout" svg:x1="12.573cm" svg:y1="7.366cm" svg:x2="18.161cm" svg:y2="12.192cm" draw:start-shape="id4" draw:end-shape="id6" svg:d="m12573 7366v2513h5588v2313">
          <text:p text:style-name="P1">elementValueOfElement</text:p>
        </draw:connector>
        <draw:connector draw:style-name="gr4" draw:text-style-name="P1" draw:layer="layout" svg:x1="5.588cm" svg:y1="10.16cm" svg:x2="5.969cm" svg:y2="14.478cm" draw:start-shape="id3" draw:start-glue-point="2" draw:end-shape="id7" draw:end-glue-point="0" svg:d="m5588 10160v2259h381v2059">
          <text:p text:style-name="P1">elementValueOfElement</text:p>
        </draw:connector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s_20_1" draw:display-name="Arrowheads 1" svg:viewBox="0 0 1321 3493" svg:d="m1321 3493h-1321l702-3493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radley Clement</meta:initial-creator>
    <meta:creation-date>2014-02-26T07:06:20</meta:creation-date>
    <meta:editing-duration>P1DT7H13M27S</meta:editing-duration>
    <meta:editing-cycles>2</meta:editing-cycles>
    <dc:date>2014-03-27T10:16:43</dc:date>
    <dc:creator>Bradley Clement</dc:creator>
    <meta:generator>LibreOffice/3.4$Unix LibreOffice_project/340m1$Build-502</meta:generator>
    <meta:document-statistic meta:object-count="36"/>
  </office:meta>
</office:document-meta>
</file>